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999999" fo:border="0.06pt solid #000000"/>
      <style:text-properties fo:color="#c9211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999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  <table:table-cell office:value-type="string" calcext:value-type="string">
            <text:p>2º tercio de los tiles</text:p>
          </table:table-cell>
          <table:table-cell table:number-columns-repeated="29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2" calcext:value-type="float">
            <text:p>202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4" calcext:value-type="float">
            <text:p>204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7" calcext:value-type="float">
            <text:p>207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9" calcext:value-type="float">
            <text:p>209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13" calcext:value-type="float">
            <text:p>213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1" calcext:value-type="float">
            <text:p>221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3" calcext:value-type="float">
            <text:p>223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5" calcext:value-type="float">
            <text:p>225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31" calcext:value-type="float">
            <text:p>231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39" calcext:value-type="float">
            <text:p>239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41" calcext:value-type="float">
            <text:p>241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55" calcext:value-type="float">
            <text:p>255</text:p>
          </table:table-cell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5"/>
          <table:table-cell office:value-type="string" calcext:value-type="string">
            <text:p>255 para sumar del offset del 1º tercio ya que usamos el segundo</text:p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posición inicio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12:58:13.462684944</meta:creation-date>
    <dc:date>2021-08-29T13:29:23.232864198</dc:date>
    <meta:editing-duration>PT9M58S</meta:editing-duration>
    <meta:editing-cycles>2</meta:editing-cycles>
    <meta:generator>LibreOffice/6.4.7.2$Linux_X86_64 LibreOffice_project/40$Build-2</meta:generator>
    <meta:document-statistic meta:table-count="1" meta:cell-count="331" meta:object-count="0"/>
  </office:meta>
</office:document-meta>
</file>